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085" officeooo:paragraph-rsid="00097085"/>
    </style:style>
    <style:style style:name="P2" style:family="paragraph" style:parent-style-name="Standard">
      <style:text-properties officeooo:rsid="000cb1ff" officeooo:paragraph-rsid="000cb1ff"/>
    </style:style>
    <style:style style:name="P3" style:family="paragraph" style:parent-style-name="Standard">
      <style:text-properties officeooo:rsid="000cb1ff" officeooo:paragraph-rsid="000cb1ff"/>
    </style:style>
    <style:style style:name="P4" style:family="paragraph" style:parent-style-name="Standard">
      <style:text-properties officeooo:rsid="000e597d" officeooo:paragraph-rsid="000e5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eveloper.android.com/training/location/change-location-settings.html" text:style-name="Internet_20_link" text:visited-style-name="Visited_20_Internet_20_Link">https://developer.android.com/training/location/change-location-settings.html</text:a></text:p>
      <text:p text:style-name="P1"/>
      <text:p text:style-name="P2"><text:a xlink:type="simple" xlink:href="http://www.codeproject.com/Articles/258176/Adding-Background-Music-to-Android-App" text:style-name="Internet_20_link" text:visited-style-name="Visited_20_Internet_20_Link">http://www.codeproject.com/Articles/258176/Adding-Background-Music-to-Android-App</text:a></text:p>
      <text:p text:style-name="P2"/>
      <text:p text:style-name="P2"/>
      <text:p text:style-name="P4">probably will need permission to store data locally or on a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3:20:25.484744690</meta:creation-date>
    <dc:date>2016-11-06T13:08:13.802821927</dc:date>
    <meta:editing-duration>PT40M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4" meta:character-count="226" meta:non-whitespace-character-count="215"/>
  </office:meta>
</office:document-meta>
</file>